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ddf" officeooo:paragraph-rsid="001a9ddf"/>
    </style:style>
    <style:style style:name="P2" style:family="paragraph" style:parent-style-name="Standard">
      <style:text-properties officeooo:rsid="001abfd5" officeooo:paragraph-rsid="001ab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 du Projet pirate :</text:p>
      <text:p text:style-name="P1"><text:a xlink:type="simple" xlink:href="https://docs.google.com/document/d/1EwKvrF4JP98S9eLD30d4z920sq9qaqboX2W_g4ICD-o/edit?usp=sharing" text:style-name="Internet_20_link" text:visited-style-name="Visited_20_Internet_20_Link">https://docs.google.com/document/d/1EwKvrF4JP98S9eLD30d4z920sq9qaqboX2W_g4ICD-o/edit?usp=sharing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6:46:01.021000000</meta:creation-date>
    <dc:date>2025-04-07T16:48:34.404000000</dc:date>
    <meta:editing-duration>PT2M33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" meta:word-count="6" meta:character-count="128" meta:non-whitespace-character-count="124"/>
  </office:meta>
</office:document-meta>
</file>